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i>R</math:mi>
        <math:mi>i</math:mi>
      </math:msub>
      <math:mrow>
        <math:mrow>
          <math:mo math:stretchy="false">(</math:mo>
          <math:mi>t</math:mi>
          <math:mo math:stretchy="false">)</math:mo>
        </math:mrow>
        <math:mo math:stretchy="false">=</math:mo>
        <math:msup>
          <math:mi math:fontstyle="normal">e</math:mi>
          <math:mrow>
            <math:mrow>
              <math:mo math:stretchy="false">−</math:mo>
              <math:msub>
                <math:mo math:stretchy="false">λ</math:mo>
                <math:mi>i</math:mi>
              </math:msub>
            </math:mrow>
            <math:mn>.</math:mn>
            <math:mi>t</math:mi>
          </math:mrow>
        </math:msup>
      </math:mrow>
    </math:mrow>
    <math:annotation math:encoding="StarMath 5.0">R rsub{i} (t)= func e^{-%lambda rsub{i}.t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meta:initial-creator>Franck OURION</meta:initial-creator>
    <meta:creation-date>2006-11-07T11:36:5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